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180000012F97E329615E729B22.png" manifest:media-type="image/png"/>
  <manifest:file-entry manifest:full-path="Pictures/100002000000002000000020A6BB2897B4B7679A.png" manifest:media-type="image/png"/>
  <manifest:file-entry manifest:full-path="Pictures/100002000000000B0000000B70A9EE9903C9253B.gif" manifest:media-type="image/gif"/>
  <manifest:file-entry manifest:full-path="Pictures/10000201000003930000022124377CB4F9E50F93.png" manifest:media-type="image/png"/>
  <manifest:file-entry manifest:full-path="Pictures/10000201000003EE000003355CDCF3D1850753F6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95000001346626BF784E2C4E9C.png" manifest:media-type="image/png"/>
  <manifest:file-entry manifest:full-path="Pictures/100002010000039700000171643C0D31A9921D28.png" manifest:media-type="image/png"/>
  <manifest:file-entry manifest:full-path="Pictures/100000000000038E0000020888838FC39C78FD3A.png" manifest:media-type="image/png"/>
  <manifest:file-entry manifest:full-path="Pictures/1000020000000030000000306F43286E97B59990.png" manifest:media-type="image/png"/>
  <manifest:file-entry manifest:full-path="Pictures/1000020100000222000001A7E868527BFE4D91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rsid="00a3fcc7" officeooo:paragraph-rsid="00a3fcc7"/>
    </style:style>
    <style:style style:name="P7" style:family="paragraph" style:parent-style-name="Text_20_Note">
      <style:text-properties officeooo:paragraph-rsid="00a60525"/>
    </style:style>
    <style:style style:name="P8" style:family="paragraph" style:parent-style-name="Text_20_Note">
      <style:text-properties officeooo:paragraph-rsid="00a5cddc"/>
    </style:style>
    <style:style style:name="P9" style:family="paragraph" style:parent-style-name="Text_20_body">
      <style:text-properties officeooo:rsid="009d1077" officeooo:paragraph-rsid="009d1077"/>
    </style:style>
    <style:style style:name="P10" style:family="paragraph" style:parent-style-name="Text_20_body">
      <style:text-properties officeooo:rsid="00a0b7d9" officeooo:paragraph-rsid="00a0b7d9"/>
    </style:style>
    <style:style style:name="P11" style:family="paragraph" style:parent-style-name="Text_20_body">
      <style:text-properties officeooo:rsid="00a0b7d9" officeooo:paragraph-rsid="00a1d785"/>
    </style:style>
    <style:style style:name="P12" style:family="paragraph" style:parent-style-name="Text_20_body">
      <style:text-properties style:font-name="Liberation Sans" fo:font-size="11pt" fo:font-style="normal" fo:font-weight="normal" officeooo:rsid="00a29f3a" officeooo:paragraph-rsid="00a29f3a" style:font-size-asian="10.5p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ans" fo:font-size="11pt" fo:font-style="normal" officeooo:rsid="00a0b7d9" officeooo:paragraph-rsid="00a0b7d9" style:font-size-asian="10.5pt" style:font-style-asian="normal" style:font-style-complex="normal"/>
    </style:style>
    <style:style style:name="P14" style:family="paragraph" style:parent-style-name="Text_20_body">
      <style:text-properties officeooo:paragraph-rsid="00a0b7d9"/>
    </style:style>
    <style:style style:name="P15" style:family="paragraph" style:parent-style-name="Text_20_body">
      <style:text-properties officeooo:rsid="00a3fcc7" officeooo:paragraph-rsid="00a3fcc7"/>
    </style:style>
    <style:style style:name="P16" style:family="paragraph" style:parent-style-name="Text_20_body">
      <style:text-properties officeooo:paragraph-rsid="00a5cddc"/>
    </style:style>
    <style:style style:name="P17" style:family="paragraph" style:parent-style-name="Text_20_body">
      <style:text-properties fo:font-style="normal" fo:font-weight="normal" officeooo:rsid="00a1d785" officeooo:paragraph-rsid="00a1d78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paragraph-rsid="00a60525"/>
    </style:style>
    <style:style style:name="P19" style:family="paragraph" style:parent-style-name="Text_20_body">
      <style:text-properties officeooo:paragraph-rsid="009ea075"/>
    </style:style>
    <style:style style:name="P20" style:family="paragraph" style:parent-style-name="Table_20_Contents">
      <style:text-properties officeooo:rsid="00a60525" officeooo:paragraph-rsid="00a60525"/>
    </style:style>
    <style:style style:name="P21" style:family="paragraph" style:parent-style-name="Table_20_Contents">
      <style:text-properties officeooo:paragraph-rsid="00a60525"/>
    </style:style>
    <style:style style:name="P22" style:family="paragraph" style:parent-style-name="Guide_20_Name">
      <style:text-properties fo:language="en" fo:country="US" officeooo:paragraph-rsid="00a96c14"/>
    </style:style>
    <style:style style:name="P23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4" style:family="paragraph" style:parent-style-name="Heading_20_1" style:master-page-name="Front_20_Matter">
      <style:paragraph-properties style:page-number="auto"/>
      <style:text-properties fo:language="en" fo:country="US" officeooo:paragraph-rsid="00a60525"/>
    </style:style>
    <style:style style:name="P25" style:family="paragraph" style:parent-style-name="Heading_20_2">
      <style:text-properties officeooo:paragraph-rsid="00a60525"/>
    </style:style>
    <style:style style:name="P26" style:family="paragraph" style:parent-style-name="Heading_20_3">
      <style:text-properties officeooo:paragraph-rsid="00a60525"/>
    </style:style>
    <style:style style:name="P27" style:family="paragraph" style:parent-style-name="Heading_20_3">
      <style:text-properties fo:language="en" fo:country="US" officeooo:paragraph-rsid="00a60525"/>
    </style:style>
    <style:style style:name="P28" style:family="paragraph" style:parent-style-name="Heading_20_Caution">
      <style:text-properties officeooo:rsid="00a5cddc" officeooo:paragraph-rsid="00a5cddc"/>
    </style:style>
    <style:style style:name="P29" style:family="paragraph" style:parent-style-name="Heading_20_Note">
      <style:text-properties officeooo:paragraph-rsid="00a60525"/>
    </style:style>
    <style:style style:name="P30" style:family="paragraph" style:parent-style-name="Heading_20_Note">
      <style:text-properties officeooo:rsid="00a3fcc7" officeooo:paragraph-rsid="00a3fcc7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0a1d785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text-properties officeooo:paragraph-rsid="00a0b7d9"/>
    </style:style>
    <style:style style:name="P35" style:family="paragraph" style:parent-style-name="Text_20_body" style:list-style-name="L3">
      <style:text-properties style:font-name="Liberation Sans" fo:font-size="11pt" fo:font-style="normal" officeooo:rsid="00a0b7d9" officeooo:paragraph-rsid="00a0b7d9" style:font-size-asian="10.5pt" style:font-style-asian="normal" style:font-style-complex="normal"/>
    </style:style>
    <style:style style:name="P36" style:family="paragraph" style:parent-style-name="Text_20_body" style:list-style-name="L4">
      <style:text-properties style:font-name="Liberation Sans" fo:font-size="11pt" fo:font-weight="normal" officeooo:rsid="00a3fcc7" officeooo:paragraph-rsid="00a3fcc7" style:font-size-asian="10.5pt" style:font-weight-asian="normal" style:font-weight-complex="normal"/>
    </style:style>
    <style:style style:name="P37" style:family="paragraph" style:parent-style-name="Text_20_body" style:list-style-name="L5">
      <style:text-properties style:font-name="Liberation Sans" fo:font-size="11pt" officeooo:rsid="00a5cddc" officeooo:paragraph-rsid="00a5cddc" style:font-size-asian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style:font-size-asian="10.5pt"/>
    </style:style>
    <style:style style:name="T7" style:family="text">
      <style:text-properties style:font-name="Liberation Sans" fo:font-size="11pt" officeooo:rsid="009cb031" style:font-size-asian="10.5pt"/>
    </style:style>
    <style:style style:name="T8" style:family="text">
      <style:text-properties style:font-name="Liberation Sans" fo:font-size="11pt" officeooo:rsid="00a0b7d9" style:font-size-asian="10.5pt"/>
    </style:style>
    <style:style style:name="T9" style:family="text">
      <style:text-properties style:font-name="Liberation Sans" fo:font-size="11pt" officeooo:rsid="00a5cddc" style:font-size-asian="10.5pt"/>
    </style:style>
    <style:style style:name="T10" style:family="text">
      <style:text-properties style:font-name="Liberation Sans" fo:font-size="11pt" fo:font-style="normal" officeooo:rsid="009ed546" style:font-size-asian="10.5pt" style:font-style-asian="normal" style:font-style-complex="normal"/>
    </style:style>
    <style:style style:name="T11" style:family="text">
      <style:text-properties style:font-name="Liberation Sans" fo:font-size="11pt" fo:font-style="normal" officeooo:rsid="00a0b7d9" style:font-size-asian="10.5pt" style:font-style-asian="normal" style:font-style-complex="normal"/>
    </style:style>
    <style:style style:name="T12" style:family="text">
      <style:text-properties style:font-name="Liberation Sans" fo:font-size="11pt" fo:font-style="normal" officeooo:rsid="00a5cddc" style:font-size-asian="10.5pt" style:font-style-asian="normal" style:font-style-complex="normal"/>
    </style:style>
    <style:style style:name="T13" style:family="text">
      <style:text-properties style:font-name="Liberation Sans" fo:font-size="11pt" fo:font-style="normal" fo:font-weight="normal" officeooo:rsid="00a1d785" style:font-size-asian="10.5pt" style:font-style-asian="normal" style:font-weight-asian="normal" style:font-style-complex="normal" style:font-weight-complex="normal"/>
    </style:style>
    <style:style style:name="T14" style:family="text">
      <style:text-properties style:font-name="Liberation Sans" fo:font-size="11pt" fo:font-style="normal" fo:font-weight="normal" officeooo:rsid="00ab1a07" style:font-size-asian="10.5pt" style:font-style-asian="normal" style:font-weight-asian="normal" style:font-style-complex="normal" style:font-weight-complex="normal"/>
    </style:style>
    <style:style style:name="T15" style:family="text">
      <style:text-properties style:font-name="Liberation Sans" fo:font-size="11pt" fo:font-style="normal" fo:font-weight="normal" officeooo:rsid="00a5cddc" style:font-size-asian="10.5pt" style:font-style-asian="normal" style:font-weight-asian="normal" style:font-style-complex="normal" style:font-weight-complex="normal"/>
    </style:style>
    <style:style style:name="T16" style:family="text">
      <style:text-properties style:font-name="Liberation Sans" fo:font-size="11pt" fo:font-style="italic" officeooo:rsid="00a0b7d9" style:font-size-asian="10.5pt" style:font-style-asian="italic" style:font-style-complex="italic"/>
    </style:style>
    <style:style style:name="T17" style:family="text">
      <style:text-properties style:font-name="Liberation Sans" fo:font-size="11pt" fo:font-style="italic" officeooo:rsid="00a5cddc" style:font-size-asian="10.5pt" style:font-style-asian="italic" style:font-style-complex="italic"/>
    </style:style>
    <style:style style:name="T18" style:family="text">
      <style:text-properties style:font-name="Liberation Sans" fo:font-size="11pt" fo:font-weight="bold" style:font-size-asian="10.5pt" style:font-weight-asian="bold" style:font-weight-complex="bold"/>
    </style:style>
    <style:style style:name="T19" style:family="text">
      <style:text-properties style:font-name="Liberation Sans" fo:font-size="11pt" fo:font-weight="normal" style:font-size-asian="10.5pt" style:font-weight-asian="normal" style:font-weight-complex="normal"/>
    </style:style>
    <style:style style:name="T20" style:family="text">
      <style:text-properties officeooo:rsid="009ea075"/>
    </style:style>
    <style:style style:name="T21" style:family="text">
      <style:text-properties fo:font-style="italic" fo:font-weight="normal" officeooo:rsid="00a1d785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9ed546" style:font-style-asian="normal" style:font-style-complex="normal"/>
    </style:style>
    <style:style style:name="T24" style:family="text">
      <style:text-properties fo:font-style="normal" officeooo:rsid="009ea075" style:font-style-asian="normal" style:font-style-complex="normal"/>
    </style:style>
    <style:style style:name="T25" style:family="text">
      <style:text-properties fo:font-style="normal" officeooo:rsid="00a1d785" style:font-style-asian="normal" style:font-style-complex="normal"/>
    </style:style>
    <style:style style:name="T26" style:family="text">
      <style:text-properties fo:font-style="normal" officeooo:rsid="00a5cddc" style:font-style-asian="normal" style:font-style-complex="normal"/>
    </style:style>
    <style:style style:name="T27" style:family="text">
      <style:text-properties fo:font-style="normal" fo:font-weight="normal" officeooo:rsid="00a1d785" style:font-style-asian="normal" style:font-weight-asian="normal" style:font-style-complex="normal" style:font-weight-complex="normal"/>
    </style:style>
    <style:style style:name="T28" style:family="text">
      <style:text-properties text:display="none"/>
    </style:style>
    <style:style style:name="T29" style:family="text">
      <style:text-properties officeooo:rsid="00a0b7d9"/>
    </style:style>
    <style:style style:name="T30" style:family="text">
      <style:text-properties fo:color="#18a303" style:font-name="Liberation Sans1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18a303" style:font-name="Liberation Sans1" fo:font-size="14pt" fo:font-style="normal" fo:font-weight="bold" officeooo:rsid="009ea075" style:font-size-asian="10.5pt" style:font-style-asian="italic" style:font-weight-asian="normal" style:font-size-complex="14pt" style:font-style-complex="italic" style:font-weight-complex="normal"/>
    </style:style>
    <style:style style:name="T32" style:family="text">
      <style:text-properties fo:color="#18a303" style:font-name="Liberation Sans1" fo:font-size="16pt" fo:font-weight="bold" officeooo:rsid="00ac88b7" style:font-size-asian="12.0500001907349pt" style:font-weight-asian="bold" style:font-size-complex="13.8000001907349pt" style:font-weight-complex="bold"/>
    </style:style>
    <style:style style:name="T33" style:family="text">
      <style:text-properties fo:color="#18a303" style:font-name="Liberation Sans" fo:font-size="24pt" officeooo:rsid="001f0121" style:font-size-asian="10.5pt"/>
    </style:style>
    <style:style style:name="T34" style:family="text">
      <style:text-properties officeooo:rsid="00a5cddc"/>
    </style:style>
    <style:style style:name="T35" style:family="text">
      <style:text-properties officeooo:rsid="0052fdfa"/>
    </style:style>
    <style:style style:name="T36" style:family="text">
      <style:text-properties officeooo:rsid="00719c36"/>
    </style:style>
    <style:style style:name="T37" style:family="text">
      <style:text-properties officeooo:rsid="001f0121"/>
    </style:style>
    <style:style style:name="T38" style:family="text">
      <style:text-properties officeooo:rsid="00ab1a07"/>
    </style:style>
    <style:style style:name="T39" style:family="text">
      <style:text-properties officeooo:rsid="00ac88b7"/>
    </style:style>
    <style:style style:name="T40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.531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2"><text:span text:style-name="T36">Příručka LibreOffice Online 6.</text:span><text:span text:style-name="T33">3</text:span><text:span text:style-name="T37"/></text:p>
      <text:p text:style-name="Title">Kapitola 5<text:line-break/>Vícenásobná editace, sdílení, export a tisk dokumentů</text:p>
      <text:p text:style-name="Subtitle"/>
      <text:section text:style-name="Sect1" text:name="LOOLG6304-S01" text:condition="ooow:book eq 1" text:display="condition">
        <text:h text:style-name="P24" text:outline-level="1"><text:bookmark-start text:name="__RefHeading___Toc75682_457627304"/>Autorská práva<text:bookmark-end text:name="__RefHeading___Toc75682_457627304"/></text:h>
        <text:p text:style-name="P18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8">Všechny ochranné známky uvedené v této příručce patří jejich vlastníkům.</text:p>
        <text:h text:style-name="P25" text:outline-level="2"><text:bookmark-start text:name="__RefHeading__5638_1566568644"/>Přispěvatelé<text:bookmark-end text:name="__RefHeading__5638_1566568644"/></text:h>
        <text:p text:style-name="P18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6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0">Aaron Peters</text:p>
            </table:table-cell>
            <table:table-cell office:value-type="string">
              <text:p text:style-name="P21"/>
            </table:table-cell>
            <table:table-cell office:value-type="string">
              <text:p text:style-name="P21"/>
            </table:table-cell>
          </table:table-row>
        </table:table>
        <text:h text:style-name="P27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</table:table-row>
        </table:table>
        <text:h text:style-name="P25" text:outline-level="2"><text:bookmark-start text:name="__RefHeading___Toc4648_402817234"/>Zpětná vazba<text:bookmark-end text:name="__RefHeading___Toc4648_402817234"/></text:h>
        <text:p text:style-name="P1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494938289" text:style-name="Heading_20_Note">
          <text:list-item>
            <text:p text:style-name="P29">Poznámka:</text:p>
          </text:list-item>
        </text:list>
        <text:p text:style-name="P7">Všechno, co do e-mailové konference pošlete, včetně e-mailové adresy a dalších osobních informací uvedených ve zprávě, bude veřejně viditelné bez možnosti smazání.</text:p>
        <text:h text:style-name="P25" text:outline-level="2"><text:bookmark-start text:name="__RefHeading__5644_1566568644"/>Datum vydání a verze programu<text:bookmark-end text:name="__RefHeading__5644_1566568644"/></text:h>
        <text:p text:style-name="P18"><text:span text:style-name="Emphasis">Vydáno v </text:span><text:span text:style-name="Emphasis"><text:date style:data-style-name="N34" text:date-value="2019-12-23T12:21:58.260492640">lednu</text:date></text:span><text:span text:style-name="Emphasis"><text:s/></text:span><text:span text:style-name="Emphasis"><text:date style:data-style-name="N121" text:date-value="2019-12-23T12:21:58.260764214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75682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225_2949186497" text:style-name="Index_20_Link" text:visited-style-name="Index_20_Link">LibreOffice Online soubory Textové dokumenty<text:tab/>4</text:a></text:p>
            <text:p text:style-name="P5"><text:a xlink:type="simple" xlink:href="#__RefHeading___Toc75684_457627304" text:style-name="Index_20_Link" text:visited-style-name="Index_20_Link">Sdílení souborů v LibreOffice Online<text:tab/>4</text:a></text:p>
            <text:p text:style-name="P5"><text:a xlink:type="simple" xlink:href="#__RefHeading___Toc75686_457627304" text:style-name="Index_20_Link" text:visited-style-name="Index_20_Link">Editace dokumentů </text:a><text:a xlink:type="simple" xlink:href="#__RefHeading___Toc75686_457627304" text:style-name="Index_20_Link" text:visited-style-name="Index_20_Link">sdílených </text:a><text:a xlink:type="simple" xlink:href="#__RefHeading___Toc75686_457627304" text:style-name="Index_20_Link" text:visited-style-name="Index_20_Link">více uživateli v LibreOffice Online</text:a><text:a xlink:type="simple" xlink:href="#__RefHeading___Toc75686_457627304" text:style-name="Index_20_Link" text:visited-style-name="Index_20_Link"><text:tab/>6</text:a></text:p>
            <text:p text:style-name="P5"><text:a xlink:type="simple" xlink:href="#__RefHeading___Toc229_2949186497" text:style-name="Index_20_Link" text:visited-style-name="Index_20_Link">Export souborů LibreOffice Online<text:tab/>7</text:a></text:p>
            <text:p text:style-name="P5"><text:a xlink:type="simple" xlink:href="#__RefHeading___Toc231_2949186497" text:style-name="Index_20_Link" text:visited-style-name="Index_20_Link">Tisk z LibreOffice Online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225_2949186497"/>Soubory LibreOffice Online  <text:span text:style-name="T39"/><text:span text:style-name="T32"/><text:span text:style-name="T39">dokumentů</text:span><text:bookmark-end text:name="__RefHeading___Toc225_2949186497"/></text:h>
      <text:p text:style-name="P9">Jakmile otevřeme soubor z hostitelské aplikace, otevře se v příslušné <text:span text:style-name="T20">LOOL aplikaci. Specifika úpravy těchto souborů v každé aplikaci budou podrobněji uvedeny v následujících kapitolách. Existuje však několik aspektů práce v LibreOffice Online, které jsou ve všech aplikacích stejné.</text:span></text:p>
      <text:h text:style-name="Heading_20_1" text:outline-level="1"><text:bookmark-start text:name="__RefHeading___Toc75684_457627304"/>Sdílení souborů v LibreOffice Online<text:bookmark-end text:name="__RefHeading___Toc75684_457627304"/></text:h>
      <text:p text:style-name="P14"><text:span text:style-name="T29">Když dostaneme účet v </text:span><text:span text:style-name="T8">LibreOffice Online</text:span><text:span text:style-name="T29">, bude zahrnovat osobní oblast pro uložení našich souborů, tj. váš „domovský adresář“. Ale protože je LOOL víceuživatelská aplikace, je mnohem cennější, že můžeme spolupracovat na </text:span><text:span text:style-name="T8">dokumentech</text:span><text:span text:style-name="T29"> uložených na serveru. Pokud je v našem účtu soubor, na kterém bychom chtěli spolupracovat s kolegou, můžeme tento soubor</text:span> <text:span text:style-name="LOEmphasis">Sdílet</text:span> a udělit mu přístup.</text:p>
      <text:p text:style-name="P11"><text:span text:style-name="T22">Existují </text:span><text:span text:style-name="T25">dvě</text:span><text:span text:style-name="T22"> cesty jak sdílet soubor s kolegou, ačkoliv každá z nich má stejný vliv.</text:span></text:p>
      <text:list xml:id="list4054603827" text:style-name="L1">
        <text:list-item>
          <text:p text:style-name="P32"><text:span text:style-name="T27">Pro sdílení můžeme také použít ovládací prvky hostitelské aplikace. Například v </text:span><text:span text:style-name="T13"/><text:span text:style-name="T14">c</text:span><text:span text:style-name="T27">loudu je tlačítko </text:span><text:span text:style-name="T21">Sdílení</text:span><text:span text:style-name="T27"> obsažené ve výpisu adresářů a také tlačítko </text:span><text:span text:style-name="T13">nahoře </text:span><text:span text:style-name="T27">v nabídce hostitelské aplikace, když se soubor otevře pro editaci.</text:span></text:p>
        </text:list-item>
        <text:list-item>
          <text:p text:style-name="P31">Když je soubor otevřený, můžeme použít také položku nabídky aplikace <text:span text:style-name="LOMenuPath">Soubor &gt; Sdílet</text:span>.</text:p>
        </text:list-item>
      </text:list>
      <text:p text:style-name="Figure"><draw:frame draw:style-name="fr1" draw:name="Frame4" text:anchor-type="as-char" svg:width="17cm" draw:z-index="7"><draw:text-box fo:min-height="9.714cm"><text:p text:style-name="Figure"><draw:frame draw:style-name="fr2" draw:name="Image5" text:anchor-type="paragraph" svg:width="16.207cm" style:rel-width="95%" svg:height="9.26cm" style:rel-height="scale" draw:z-index="8"><draw:image xlink:href="Pictures/100000000000038E0000020888838FC39C78FD3A.png" xlink:type="simple" xlink:show="embed" xlink:actuate="onLoad" loext:mime-type="image/png"/></draw:frame>Obrázek <text:sequence text:ref-name="refFigure0" text:name="Figure" text:formula="ooow:Figure+1" style:num-format="1">1</text:sequence>: <text:s/>výběr tlačítka sdílení v seznamu souborů cloudu</text:p></draw:text-box></draw:frame></text:p>
      <text:p text:style-name="P17">Při kterékoli z těchto metod se zobrazí podokno Sdílení, které nás vyzve k zadání jména, ID nebo e-mailové adresy požadovaného uživatele. Během psaní začne LOOL prohledávat adresáře, ke kterým má přístup, a zobrazí všechna odpovídající jména.</text:p>
      <text:p text:style-name="Figure"><text:soft-page-break/><draw:frame draw:style-name="fr1" draw:name="Frame5" text:anchor-type="as-char" svg:width="17cm" draw:z-index="9"><draw:text-box fo:min-height="9.714cm"><text:p text:style-name="Figure"><draw:frame draw:style-name="fr3" draw:name="Image6" text:anchor-type="paragraph" svg:width="16.683cm" style:rel-width="98%" svg:height="9.181cm" style:rel-height="scale" draw:z-index="10"><draw:image xlink:href="Pictures/10000201000003930000022124377CB4F9E50F93.png" xlink:type="simple" xlink:show="embed" xlink:actuate="onLoad" loext:mime-type="image/png"/></draw:frame>Obrázek <text:sequence text:ref-name="refFigure1" text:name="Figure" text:formula="ooow:Figure+1" style:num-format="1">2</text:sequence>: Zobrazení odpovídajících uživatelů na záložce Sdílení</text:p></draw:text-box></draw:frame></text:p>
      <text:p text:style-name="P12">Kliknutím na jméno uživatele jej přidáme do dokumentu. Ve výchozím nastavení jsou novým spolupracovníkům udělena následující oprávnění:</text:p>
      <text:list xml:id="list1590185256" text:style-name="L2">
        <text:list-item>
          <text:p text:style-name="P33"><text:span text:style-name="LOEmphasis">Může upravovat</text:span></text:p>
        </text:list-item>
        <text:list-item>
          <text:p text:style-name="P33"><text:span text:style-name="LOEmphasis">Může nasdílet dalším</text:span></text:p>
        </text:list-item>
        <text:list-item>
          <text:p text:style-name="P33"><text:span text:style-name="LOEmphasis">Nastavit datum skončení platnosti</text:span></text:p>
        </text:list-item>
      </text:list>
      <text:p text:style-name="Text_20_body">Můžeme také napsat <text:span text:style-name="LOEmphasis">poznámku</text:span> příjemci, nebo odstranit uživatele výběrem položky <text:span text:style-name="LOEmphasis">Zrušit sdílení</text:span>.</text:p>
      <text:p text:style-name="Figure"><draw:frame draw:style-name="fr1" draw:name="Frame6" text:anchor-type="as-char" svg:width="14.178cm" draw:z-index="11"><draw:text-box fo:min-height="10.634cm"><text:p text:style-name="Figure"><draw:frame draw:style-name="fr2" draw:name="Image7" text:anchor-type="paragraph" svg:width="13.727cm" style:rel-width="97%" svg:height="10.294cm" style:rel-height="scale" draw:z-index="12"><draw:image xlink:href="Pictures/1000020100000222000001A7E868527BFE4D91CC.png" xlink:type="simple" xlink:show="embed" xlink:actuate="onLoad" loext:mime-type="image/png"/></draw:frame>Obrázek <text:sequence text:ref-name="refFigure2" text:name="Figure" text:formula="ooow:Figure+1" style:num-format="1">3</text:sequence>: Uživatelská oprávnění ke sdíleným dokumentům</text:p></draw:text-box></draw:frame></text:p>
      <text:h text:style-name="Heading_20_1" text:outline-level="1"><text:bookmark-start text:name="__RefHeading___Toc75686_457627304"/><text:soft-page-break/><text:span text:style-name="T30">Editace dokumentů </text:span><text:span text:style-name="T31">sdílených </text:span><text:span text:style-name="T30">více uživateli v LibreOffice Online</text:span><text:bookmark-end text:name="__RefHeading___Toc75686_457627304"/></text:h>
      <text:p text:style-name="Text_20_body">Kromě samotné úpravy souborů vám LOOL dává možnost spolupracovat s ostatními na souborech v reálném čase. Když společně s kolegou otevřeme stejný soubor na různých počítačích, můžeme současně soubor upravovat . Tato <text:span text:style-name="LOEmphasis">víceuživatelská editace</text:span> je jedinečná pro online aplikaci LOOL a není k dispozici v softwaru pro stolní počítače.</text:p>
      <text:p text:style-name="P19"><text:span text:style-name="T24">K zahájení úprav souborů v kontextu více uživatelů nemusíme dělat nic zvláštního. Když </text:span><text:span text:style-name="T23">uživatel B otevře příslušný soubor, </text:span><text:span text:style-name="T10">uživatel A </text:span><text:span text:style-name="T23">zjistí, že se objeví další kurzor. Pokud uživatel A umístí nad tento kurzor svůj vlastní kurzor objeví se nahoře jméno uživatele B.</text:span></text:p>
      <text:h text:style-name="Heading_20_2" text:outline-level="2"><text:span text:style-name="T23">V</text:span><text:span text:style-name="T22">ícenásobná úprava textových dokumentů</text:span></text:h>
      <text:p text:style-name="Figure"><draw:frame draw:style-name="fr1" draw:name="Frame1" text:anchor-type="as-char" svg:width="17cm" draw:z-index="1"><draw:text-box fo:min-height="6.824cm"><text:p text:style-name="Figure"><draw:frame draw:style-name="fr2" draw:name="Image2" text:anchor-type="paragraph" svg:width="16.603cm" style:rel-width="98%" svg:height="6.666cm" style:rel-height="scale" draw:z-index="2"><draw:image xlink:href="Pictures/100002010000039700000171643C0D31A9921D28.png" xlink:type="simple" xlink:show="embed" xlink:actuate="onLoad" loext:mime-type="image/png"/></draw:frame><text:span text:style-name="T28"><text:line-break/></text:span>Obrázek <text:sequence text:ref-name="refFigure3" text:name="Figure" text:formula="ooow:Figure+1" style:num-format="1">4</text:sequence>: Dva uživatelé upravující stejný soubor v modulu Textové dokumenty</text:p></draw:text-box></draw:frame></text:p>
      <text:h text:style-name="Heading_20_2" text:outline-level="2">Vícenásobná úprava Sešitů</text:h>
      <text:p text:style-name="Figure"><draw:frame draw:style-name="fr1" draw:name="Frame2" text:anchor-type="as-char" svg:width="17cm" draw:z-index="3"><draw:text-box fo:min-height="7.92cm"><text:p text:style-name="Figure"><draw:frame draw:style-name="fr2" draw:name="Image3" text:anchor-type="paragraph" svg:width="16.736cm" style:rel-width="98%" svg:height="7.796cm" style:rel-height="scale" draw:z-index="4"><draw:image xlink:href="Pictures/1000020100000295000001346626BF784E2C4E9C.png" xlink:type="simple" xlink:show="embed" xlink:actuate="onLoad" loext:mime-type="image/png"/></draw:frame>Obrázek <text:sequence text:ref-name="refFigure4" text:name="Figure" text:formula="ooow:Figure+1" style:num-format="1">5</text:sequence>: Dva uživatelé upravující stejný soubor v modulu Sešity</text:p></draw:text-box></draw:frame></text:p>
      <text:h text:style-name="Heading_20_2" text:outline-level="2"><text:soft-page-break/>Vícenásobná úprava prezentací</text:h>
      <text:p text:style-name="Figure"><draw:frame draw:style-name="fr1" draw:name="Frame3" text:anchor-type="as-char" svg:width="17cm" draw:z-index="5"><draw:text-box fo:min-height="13.873cm"><text:p text:style-name="Figure"><draw:frame draw:style-name="fr2" draw:name="Image4" text:anchor-type="paragraph" svg:width="15.935cm" style:rel-width="94%" svg:height="13.003cm" style:rel-height="scale" draw:z-index="6"><draw:image xlink:href="Pictures/10000201000003EE000003355CDCF3D1850753F6.png" xlink:type="simple" xlink:show="embed" xlink:actuate="onLoad" loext:mime-type="image/png"/></draw:frame>Obrázek <text:sequence text:ref-name="refFigure5" text:name="Figure" text:formula="ooow:Figure+1" style:num-format="1">6</text:sequence>: Dva uživatelé upravující stejný soubor v modulu Prezentace</text:p></draw:text-box></draw:frame></text:p>
      <text:p text:style-name="P10"><text:span text:style-name="T23">V</text:span><text:span text:style-name="T22"> režimu vícenásobných úprav je třeba mít na paměti několik důležitých věcí.</text:span></text:p>
      <text:list xml:id="list1869585375" text:style-name="L3">
        <text:list-item>
          <text:p text:style-name="P34"><text:span text:style-name="T11">Vícenásobné úpravy fungují pouze pokud </text:span><text:span text:style-name="T16">všichni</text:span><text:span text:style-name="T11"> uživatelé používají LibreOffice Online. Ve skutečnosti není vhodné, aby někteří uživatelé pracovali na souborech v softwaru pro stolní počítače, zatímco jiní uživatelé provádějí změny v LOOL. Je tomu tak proto, že obsah v LibreOffice bude odrážet stav při prvním otevření souboru a je možné, že uživatelé LOOL od té doby provedli změny. Poté, co uživatel desktopové verze uloží soubor, může obsahovat zastaralý obsah, který bude zapsán zpět do souboru spolu s dalšími provedenými změnami.</text:span></text:p>
        </text:list-item>
        <text:list-item>
          <text:p text:style-name="P35">Pokud jsou oba uživatelé oprávněni soubor upravovat (tj. nikdo není omezen na „jen pro čtení“), pak je možné, aby si navzájem přepsali změny.</text:p>
        </text:list-item>
        <text:list-item>
          <text:p text:style-name="P35">Bude nutné potřebovat pokračovat v ukládání souboru běžným způsobem... a jeden uživatel, který soubor uloží, také uloží úpravy druhého uživatele.</text:p>
        </text:list-item>
      </text:list>
      <text:p text:style-name="P13">Ale pokud jsme si vědomi těchto upozornění, LOOL poskytuje velmi pohodlný způsob, jak může skupina spolupracovníků rychle a snadno provádět změny v dokumentech, aniž by bylo nutné přesouvat nebo posílat soubory mezi sebou e-mailem.</text:p>
      <text:h text:style-name="Heading_20_1" text:outline-level="1"><text:bookmark-start text:name="__RefHeading___Toc229_2949186497"/>Export souborů LibreOffice Online<text:bookmark-end text:name="__RefHeading___Toc229_2949186497"/></text:h>
      <text:p text:style-name="P15"><text:span text:style-name="T7">N</text:span><text:span text:style-name="T6">abídka </text:span><text:span text:style-name="T18">Soubor</text:span><text:span text:style-name="T19"> v jednotlivých aplikacích obsahuje také možnost exportovat aktuální soubor do různých formátů v závislosti na aplikaci:</text:span></text:p>
      <text:list xml:id="list964395932" text:style-name="L4">
        <text:list-item>
          <text:p text:style-name="P36"><text:soft-page-break/>Soubory otevřené v modulu Textové dokumenty můžete exportovat do formátů .PDF, .ODT, .DOC, .DOCX nebo .RTF.</text:p>
        </text:list-item>
        <text:list-item>
          <text:p text:style-name="P36">Soubory otevřené v modulu Sešity můžete exportovat do formátů .PDF, .ODS, .XLS nebo .XLSX.</text:p>
        </text:list-item>
        <text:list-item>
          <text:p text:style-name="P36">Soubory otevřené v modulu Prezentace můžete exportovat do formátů .PDF, .ODP, .PPT nebo .PPTX.</text:p>
        </text:list-item>
      </text:list>
      <text:p text:style-name="Figure"><draw:frame draw:style-name="fr1" draw:name="Frame7" text:anchor-type="as-char" svg:width="14.178cm" draw:z-index="13"><draw:text-box fo:min-height="8.015cm"><text:p text:style-name="Figure"><draw:frame draw:style-name="fr2" draw:name="Image8" text:anchor-type="paragraph" svg:width="13.799cm" style:rel-width="97%" svg:height="7.8cm" style:rel-height="scale" draw:z-index="14"><draw:image xlink:href="Pictures/10000000000002180000012F97E329615E729B22.png" xlink:type="simple" xlink:show="embed" xlink:actuate="onLoad" loext:mime-type="image/png"/></draw:frame>Obrázek <text:sequence text:ref-name="refFigure6" text:name="Figure" text:formula="ooow:Figure+1" style:num-format="1">7</text:sequence>: Volba Stáhnout jako v modulu Sešity</text:p></draw:text-box></draw:frame></text:p>
      <text:list xml:id="list122159870322758" text:continue-list="list3494938289" text:style-name="Heading_20_Note">
        <text:list-item>
          <text:p text:style-name="P30"><text:span text:style-name="T38">Poznámka: </text:span>Revize exportovaných souborů</text:p>
        </text:list-item>
      </text:list>
      <text:p text:style-name="P6">Všimněte si, že jakmile exportujete soubor v určitém formátu, je soubor oddělený od svého zdrojového dokumentu v LOOL. Můžeme provést revize v jiném softwaru (včetně LibreOffice, konkurenční desktopové kancelářské sady nebo jiné online aplikace), ale tyto změny se neprojeví v souboru v LOOL, dokud jej znovu nenahrajeme a nepřepíšeme existující soubor.</text:p>
      <text:h text:style-name="Heading_20_1" text:outline-level="1"><text:bookmark-start text:name="__RefHeading___Toc231_2949186497"/>Tisk z LibreOffice Online<text:bookmark-end text:name="__RefHeading___Toc231_2949186497"/></text:h>
      <text:p text:style-name="P16"><text:span text:style-name="T9">Z LibreOffice Online můžete </text:span><text:span text:style-name="T34">vytisknout soubor </text:span><text:span text:style-name="T9">dvěmi metodami:</text:span></text:p>
      <text:list xml:id="list1166798481" text:style-name="L5">
        <text:list-item>
          <text:p text:style-name="P37">Můžeme použít vestavěnou funkci tisku LOOL, nebo;</text:p>
        </text:list-item>
        <text:list-item>
          <text:p text:style-name="P37">Soubor si můžeme stáhnout ve vhodném formátu a vytisknout jej pomocí desktopové aplikace.</text:p>
        </text:list-item>
      </text:list>
      <text:p text:style-name="P16"><text:span text:style-name="T9">Pokud zvolíme první, je důležité, abychom k této funkci přistupovali buď tlačítkem  </text:span><text:span text:style-name="T17">Tisk</text:span><text:span text:style-name="T12"> na hlavním panelu nástrojů, nebo v nabídce </text:span><text:span text:style-name="LOMenuPath">Soubor &gt; Tisk</text:span><text:span text:style-name="T15">.</text:span></text:p>
      <text:list xml:id="list3014812800" text:style-name="Heading_20_Caution">
        <text:list-item>
          <text:p text:style-name="P28"><text:span text:style-name="T38">Upozornění: </text:span>Používání funkce tisku prohlížeče</text:p>
        </text:list-item>
      </text:list>
      <text:p text:style-name="P8"><text:span text:style-name="T34">Pokud k vytištění určitého dokumentu použijeme populární klávesovou zkratku </text:span><text:span text:style-name="LOKeystroke">Ctrl-p</text:span><text:span text:style-name="T26">, je možné, že ve skutečnosti vyvoláme funkci </text:span>tisku ve vašem prohlížeči. Účelem této funkce je vytisknout celou webovou stránku, která, protože se týká LOOL, zahrnuje nejen obsah dokumentu, ale také prvky jako nabídky a <text:span text:style-name="T26">záhlaví. Náhled tisku by nám měl ukázat, zda jsme omylem tiskli tímto způsobem, abychom mohli operaci zruši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1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1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ling LibreOffice Online</text:title><text:s/>| <text:page-number text:select-page="current">5</text:page-number></text:p>
      </style:footer>
      <style:footer-left>
        <text:p text:style-name="Footer"><text:page-number text:select-page="current">6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8" meta:object-count="0" meta:page-count="8" meta:paragraph-count="86" meta:word-count="1222" meta:character-count="7325" meta:non-whitespace-character-count="6194"/>
    <meta:user-defined meta:name="Guide Name">Guide Name</meta:user-defined>
    <meta:user-defined meta:name="LibreOffive Version" meta:value-type="float">6.3</meta:user-defined>
  </office:meta>
</office:document-meta>
</file>